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81"/>
    <style:style style:name="ce8" style:family="table-cell" style:parent-style-name="Default" style:data-style-name="N66"/>
    <style:style style:name="ce9" style:family="table-cell" style:parent-style-name="Default" style:data-style-name="N99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1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table:style-name="ce17" office:value-type="time" office:time-value="PT00H47M07.583S" calcext:value-type="time">
            <text:p>00:47:07.58</text:p>
          </table:table-cell>
          <table:table-cell table:style-name="ce17" office:value-type="time" office:time-value="-PT20H45M30.67S" calcext:value-type="time">
            <text:p>-20:45:30.67</text:p>
          </table:table-cell>
          <table:table-cell office:value-type="float" office:value="23.33" calcext:value-type="float">
            <text:p>23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340" calcext:value-type="float">
            <text:p>3.40E+02</text:p>
          </table:table-cell>
          <table:table-cell table:style-name="ce17" office:value-type="time" office:time-value="PT00H47M07.534S" calcext:value-type="time">
            <text:p>00:47:07.53</text:p>
          </table:table-cell>
          <table:table-cell table:style-name="ce17" office:value-type="time" office:time-value="-PT20H45M21.64S" calcext:value-type="time">
            <text:p>-20:45:21.64</text:p>
          </table:table-cell>
          <table:table-cell office:value-type="float" office:value="20.95" calcext:value-type="float">
            <text:p>20.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066" calcext:value-type="float">
            <text:p>0.000066</text:p>
          </table:table-cell>
          <table:table-cell office:value-type="float" office:value="21" calcext:value-type="float">
            <text:p>21</text:p>
          </table:table-cell>
          <table:table-cell table:style-name="ce16" office:value-type="float" office:value="400" calcext:value-type="float">
            <text:p>4.00E+02</text:p>
          </table:table-cell>
          <table:table-cell table:style-name="ce17" office:value-type="time" office:time-value="PT00H47M07.437S" calcext:value-type="time">
            <text:p>00:47:07.44</text:p>
          </table:table-cell>
          <table:table-cell table:style-name="ce17" office:value-type="time" office:time-value="-PT20H45M21.05S" calcext:value-type="time">
            <text:p>-20:45:21.05</text:p>
          </table:table-cell>
          <table:table-cell office:value-type="float" office:value="16.92" calcext:value-type="float">
            <text:p>16.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0.00049" calcext:value-type="float">
            <text:p>0.00049</text:p>
          </table:table-cell>
          <table:table-cell table:style-name="ce15" office:value-type="float" office:value="0.000055" calcext:value-type="float">
            <text:p>0.000055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2" calcext:value-type="float">
            <text:p>32</text:p>
          </table:table-cell>
          <table:table-cell table:style-name="ce17" office:value-type="time" office:time-value="PT00H47M13.413S" calcext:value-type="time">
            <text:p>00:47:13.41</text:p>
          </table:table-cell>
          <table:table-cell table:style-name="ce17" office:value-type="time" office:time-value="-PT20H47M22.2S" calcext:value-type="time">
            <text:p>-20:47:22.20</text:p>
          </table:table-cell>
          <table:table-cell office:value-type="float" office:value="9.55" calcext:value-type="float">
            <text:p>9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table:style-name="ce17" office:value-type="time" office:time-value="PT00H47M14.14S" calcext:value-type="time">
            <text:p>00:47:14.14</text:p>
          </table:table-cell>
          <table:table-cell table:style-name="ce17" office:value-type="time" office:time-value="-PT20H47M21.47S" calcext:value-type="time">
            <text:p>-20:47:21.47</text:p>
          </table:table-cell>
          <table:table-cell office:value-type="float" office:value="9.03" calcext:value-type="float">
            <text:p>9.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style-name="ce17" office:value-type="time" office:time-value="PT00H47M14.18S" calcext:value-type="time">
            <text:p>00:47:14.18</text:p>
          </table:table-cell>
          <table:table-cell table:style-name="ce17" office:value-type="time" office:time-value="-PT20H47M17.35S" calcext:value-type="time">
            <text:p>-20:47:17.35</text:p>
          </table:table-cell>
          <table:table-cell office:value-type="float" office:value="17.38" calcext:value-type="float">
            <text:p>17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8" table:number-columns-repeated="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style-name="ce17" office:value-type="time" office:time-value="PT00H46M55.47S" calcext:value-type="time">
            <text:p>00:46:55.47</text:p>
          </table:table-cell>
          <table:table-cell table:style-name="ce17" office:value-type="time" office:time-value="-PT20H41M33.8S" calcext:value-type="time">
            <text:p>-20:41:33.8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17" office:value-type="time" office:time-value="PT14H24M44.9S" calcext:value-type="time">
            <text:p>14:24:44.90</text:p>
          </table:table-cell>
          <table:table-cell table:style-name="ce17" office:value-type="time" office:time-value="PT44H31M32.5S" calcext:value-type="time">
            <text:p>44:31:32.5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ala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style-name="ce17" office:value-type="time" office:time-value="PT03H17M24.6S" calcext:value-type="time">
            <text:p>03:17:24.60</text:p>
          </table:table-cell>
          <table:table-cell table:style-name="ce17" office:value-type="time" office:time-value="PT41H44M19.9S" calcext:value-type="time">
            <text:p>41:44:19.90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123" calcext:value-type="float">
            <text:p>-123</text:p>
          </table:table-cell>
          <table:table-cell office:value-type="float" office:value="54" calcext:value-type="float">
            <text:p>54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table:style-name="ce17" office:value-type="time" office:time-value="PT09H44M38.84S" calcext:value-type="time">
            <text:p>09:44:38.84</text:p>
          </table:table-cell>
          <table:table-cell table:style-name="ce17" office:value-type="time" office:time-value="PT67H26M06.3S" calcext:value-type="time">
            <text:p>67:26:06.30</text:p>
          </table:table-cell>
          <table:table-cell office:value-type="float" office:value="5.14" calcext:value-type="float">
            <text:p>5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GC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3T11:57:38.857739365</dc:date>
    <meta:editing-duration>PT7H4M15S</meta:editing-duration>
    <meta:editing-cycles>28</meta:editing-cycles>
    <meta:generator>LibreOffice/7.3.7.2$Linux_X86_64 LibreOffice_project/30$Build-2</meta:generator>
    <meta:document-statistic meta:table-count="1" meta:cell-count="170" meta:object-count="0"/>
  </office:meta>
</office:document-meta>
</file>